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094cm" fo:margin-left="-0.078cm" table:align="left" style:writing-mode="lr-tb"/>
    </style:style>
    <style:style style:name="Table1.A" style:family="table-column">
      <style:table-column-properties style:column-width="6.304cm"/>
    </style:style>
    <style:style style:name="Table1.B" style:family="table-column">
      <style:table-column-properties style:column-width="4.755cm"/>
    </style:style>
    <style:style style:name="Table1.C" style:family="table-column">
      <style:table-column-properties style:column-width="5.973cm"/>
    </style:style>
    <style:style style:name="Table1.D" style:family="table-column">
      <style:table-column-properties style:column-width="0.062cm"/>
    </style:style>
    <style:style style:name="Table1.1" style:family="table-row">
      <style:table-row-properties style:min-row-height="1.591cm" fo:keep-together="auto"/>
    </style:style>
    <style:style style:name="Table1.A1" style:family="table-cell">
      <style:table-cell-properties style:vertical-align="top" fo:background-color="#e5e5ff" fo:padding-left="0.123cm" fo:padding-right="0.123cm" fo:padding-top="0cm" fo:padding-bottom="0cm" fo:border="0.75pt solid #0000ff" style:writing-mode="lr-tb">
        <style:background-image/>
      </style:table-cell-properties>
    </style:style>
    <style:style style:name="Table1.B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D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0.75pt solid #0000ff" fo:border-bottom="none" style:writing-mode="lr-tb"/>
    </style:style>
    <style:style style:name="Table1.4" style:family="table-row">
      <style:table-row-properties style:min-row-height="15.385cm"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5" style:family="table-row">
      <style:table-row-properties style:min-row-height="2.9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none" fo:border-bottom="0.75pt solid #0000ff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Normal_20_centré">
      <style:paragraph-properties fo:margin-left="0cm" fo:margin-right="0.501cm" fo:text-indent="0cm" style:auto-text-indent="false"/>
      <style:text-properties officeooo:paragraph-rsid="0001da38"/>
    </style:style>
    <style:style style:name="P3" style:family="paragraph" style:parent-style-name="Normal_20_centré">
      <style:paragraph-properties fo:margin-left="0cm" fo:margin-right="0.501cm" fo:text-indent="0cm" style:auto-text-indent="false"/>
      <style:text-properties officeooo:paragraph-rsid="000dc561"/>
    </style:style>
    <style:style style:name="P4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P5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officeooo:paragraph-rsid="0001da38" style:font-size-asian="12pt" style:font-style-asian="italic" style:font-weight-asian="bold"/>
    </style:style>
    <style:style style:name="P6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fo:font-size="12pt" officeooo:paragraph-rsid="00179303" style:font-size-asian="12pt"/>
    </style:style>
    <style:style style:name="P7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0f015c"/>
    </style:style>
    <style:style style:name="P9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paragraph-rsid="000c2826"/>
    </style:style>
    <style:style style:name="P10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paragraph-rsid="00179303"/>
    </style:style>
    <style:style style:name="P11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rsid="0010474d" officeooo:paragraph-rsid="0010474d"/>
    </style:style>
    <style:style style:name="P12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style:use-window-font-color="true" loext:opacity="0%" style:font-name="Times New Roman" fo:font-size="12pt" fo:language="fr" fo:country="FR" fo:font-style="normal" fo:font-weight="normal" officeooo:rsid="0012984c" officeooo:paragraph-rsid="0012984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style:use-window-font-color="true" loext:opacity="0%" style:font-name="Times New Roman" fo:font-size="12pt" fo:language="fr" fo:country="FR" fo:font-style="normal" fo:font-weight="normal" officeooo:rsid="0012984c" officeooo:paragraph-rsid="000f015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style:use-window-font-color="true" loext:opacity="0%" style:font-name="Times New Roman" fo:font-size="12pt" fo:language="fr" fo:country="FR" fo:font-style="normal" fo:font-weight="normal" officeooo:rsid="001475f9" officeooo:paragraph-rsid="001475f9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style:use-window-font-color="true" loext:opacity="0%" style:font-name="Times New Roman" fo:font-size="12pt" fo:language="fr" fo:country="FR" fo:font-style="normal" fo:font-weight="normal" officeooo:rsid="00160eb5" officeooo:paragraph-rsid="00160eb5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style:use-window-font-color="true" loext:opacity="0%" style:font-name="Times New Roman" fo:font-size="12pt" fo:language="fr" fo:country="FR" fo:font-style="normal" fo:font-weight="normal" officeooo:rsid="00124778" officeooo:paragraph-rsid="000f015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.501cm" fo:line-height="150%" fo:text-align="justify" style:justify-single-word="false" fo:text-indent="0cm" style:auto-text-indent="false" style:snap-to-layout-grid="false"/>
      <style:text-properties officeooo:rsid="000c2826" officeooo:paragraph-rsid="00105146"/>
    </style:style>
    <style:style style:name="P18" style:family="paragraph" style:parent-style-name="Standard">
      <style:paragraph-properties fo:text-align="center" style:justify-single-word="false"/>
      <style:text-properties fo:color="#0000ff" loext:opacity="100%" fo:font-size="8pt" fo:font-weight="bold" style:font-size-asian="8pt" style:font-weight-asian="bold"/>
    </style:style>
    <style:style style:name="P19" style:family="paragraph" style:parent-style-name="Standard">
      <style:paragraph-properties style:snap-to-layout-grid="false"/>
      <style:text-properties fo:color="#0000ff" loext:opacity="100%" fo:font-weight="bold" style:font-weight-asian="bold"/>
    </style:style>
    <style:style style:name="P20" style:family="paragraph" style:parent-style-name="Standard">
      <style:text-properties fo:font-weight="bold" style:font-weight-asian="bold"/>
    </style:style>
    <style:style style:name="P2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22" style:family="paragraph" style:parent-style-name="Standard">
      <style:text-properties fo:font-style="italic" fo:font-weight="bold" style:font-style-asian="italic" style:font-weight-asian="bold"/>
    </style:style>
    <style:style style:name="P23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24" style:family="paragraph" style:parent-style-name="Standard">
      <style:paragraph-properties style:snap-to-layout-grid="fals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5" style:family="paragraph" style:parent-style-name="Standard">
      <style:paragraph-properties fo:text-align="justify" style:justify-single-word="false"/>
      <style:text-properties fo:color="#800000" loext:opacity="100%" fo:font-size="11pt" style:font-size-asian="11pt"/>
    </style:style>
    <style:style style:name="P26" style:family="paragraph" style:parent-style-name="Standard">
      <style:paragraph-properties style:snap-to-layout-grid="false">
        <style:tab-stops>
          <style:tab-stop style:position="2.177cm"/>
        </style:tab-stops>
      </style:paragraph-properties>
    </style:style>
    <style:style style:name="P27" style:family="paragraph" style:parent-style-name="Standard">
      <style:paragraph-properties fo:margin-top="0.106cm" fo:margin-bottom="0cm" style:contextual-spacing="false" fo:text-align="center" style:justify-single-word="false" style:snap-to-layout-grid="false"/>
      <style:text-properties fo:color="#0000ff" loext:opacity="100%" fo:font-size="8pt" fo:font-weight="bold" style:font-size-asian="8pt" style:font-weight-asian="bold"/>
    </style:style>
    <style:style style:name="P28" style:family="paragraph" style:parent-style-name="Standard">
      <style:paragraph-properties fo:margin-top="0.106cm" fo:margin-bottom="0cm" style:contextual-spacing="false" fo:text-align="center" style:justify-single-word="false"/>
      <style:text-properties fo:color="#0000ff" loext:opacity="100%" style:font-name="Times New Roman" fo:font-size="8pt" fo:language="fr" fo:country="FR" fo:font-weight="bold" officeooo:rsid="0001da38" officeooo:paragraph-rsid="0001da38" style:font-name-asian="Times New Roman" style:font-size-asian="8pt" style:font-weight-asian="bold" style:font-name-complex="Times New Roman" style:font-size-complex="10pt"/>
    </style:style>
    <style:style style:name="P29" style:family="paragraph" style:parent-style-name="Standard">
      <style:paragraph-properties fo:margin-left="2.251cm" fo:margin-right="0cm" fo:text-indent="-2.251cm" style:auto-text-indent="false"/>
      <style:text-properties fo:font-size="11pt" style:font-size-asian="11pt"/>
    </style:style>
    <style:style style:name="P30" style:family="paragraph" style:parent-style-name="Standard">
      <style:paragraph-properties fo:margin-left="2.251cm" fo:margin-right="0cm" fo:text-indent="-2.251cm" style:auto-text-indent="false"/>
      <style:text-properties fo:font-size="11pt" officeooo:rsid="0001da38" officeooo:paragraph-rsid="0001da38" style:font-size-asian="11pt"/>
    </style:style>
    <style:style style:name="P31" style:family="paragraph" style:parent-style-name="Standard" style:master-page-name="Standard">
      <style:paragraph-properties style:page-number="auto"/>
    </style:style>
    <style:style style:name="P32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1475f9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4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tyle-complex="italic" style:font-weight-complex="bold"/>
    </style:style>
    <style:style style:name="T5" style:family="text">
      <style:text-properties fo:font-size="12pt" fo:font-style="italic" style:text-underline-style="solid" style:text-underline-width="auto" style:text-underline-color="font-color" fo:font-weight="bold" officeooo:rsid="0008e1b5" style:font-size-asian="12pt" style:font-style-asian="italic" style:font-weight-asian="bold" style:font-style-complex="italic" style:font-weight-complex="bold"/>
    </style:style>
    <style:style style:name="T6" style:family="text">
      <style:text-properties fo:font-size="12pt" fo:font-style="italic" fo:font-weight="bold" style:font-size-asian="12pt" style:font-style-asian="italic" style:font-weight-asian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fo:font-weight="normal" officeooo:rsid="000dc561" style:font-size-asian="12pt" style:font-style-asian="normal" style:font-weight-asian="normal" style:font-style-complex="normal" style:font-weight-complex="normal"/>
    </style:style>
    <style:style style:name="T10" style:family="text">
      <style:text-properties fo:font-size="12pt" fo:font-style="normal" fo:font-weight="normal" officeooo:rsid="0012984c" style:font-size-asian="12pt" style:font-style-asian="normal" style:font-weight-asian="normal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105146" style:font-size-asian="12pt" style:font-style-asian="normal" style:font-weight-asian="normal" style:font-style-complex="normal" style:font-weight-complex="normal"/>
    </style:style>
    <style:style style:name="T12" style:family="text">
      <style:text-properties fo:font-size="12pt" fo:font-style="normal" style:text-underline-style="none" fo:font-weight="normal" officeooo:rsid="000c2826" style:font-size-asian="12pt" style:font-style-asian="normal" style:font-weight-asian="normal" style:font-style-complex="normal" style:font-weight-complex="normal"/>
    </style:style>
    <style:style style:name="T13" style:family="text">
      <style:text-properties fo:font-size="12pt" fo:font-style="normal" style:text-underline-style="none" fo:font-weight="normal" officeooo:rsid="00066c68" style:font-size-asian="12pt" style:font-style-asian="normal" style:font-weight-asian="normal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0c70f4" style:font-size-asian="12pt" style:font-style-asian="normal" style:font-weight-asian="normal" style:font-style-complex="normal" style:font-weight-complex="normal"/>
    </style:style>
    <style:style style:name="T15" style:family="text">
      <style:text-properties fo:font-size="12pt" fo:font-style="normal" fo:font-weight="bold" style:font-size-asian="12pt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/>
    </style:style>
    <style:style style:name="T17" style:family="text">
      <style:text-properties officeooo:rsid="0001da38"/>
    </style:style>
    <style:style style:name="T18" style:family="text">
      <style:text-properties style:use-window-font-color="true" loext:opacity="0%" style:font-name="Times New Roman" fo:font-size="12pt" fo:language="fr" fo:country="FR" fo:font-style="normal" style:text-underline-style="solid" style:text-underline-width="auto" style:text-underline-color="font-color" fo:font-weight="normal" officeooo:rsid="0001da38" style:font-name-asian="Times New Roman" style:font-size-asian="12pt" style:font-style-asian="normal" style:font-weight-asian="normal" style:font-name-complex="Times New Roman" style:font-size-complex="10pt"/>
    </style:style>
    <style:style style:name="T19" style:family="text">
      <style:text-properties style:use-window-font-color="true" loext:opacity="0%" style:font-name="Times New Roman" fo:font-size="12pt" fo:language="fr" fo:country="FR" fo:font-style="normal" fo:font-weight="normal" officeooo:rsid="000f015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0" style:family="text">
      <style:text-properties style:use-window-font-color="true" loext:opacity="0%" style:font-name="Times New Roman" fo:font-size="12pt" fo:language="fr" fo:country="FR" fo:font-style="normal" fo:font-weight="normal" officeooo:rsid="00124778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1" style:family="text">
      <style:text-properties style:use-window-font-color="true" loext:opacity="0%" style:font-name="Times New Roman" fo:font-size="12pt" fo:language="fr" fo:country="FR" fo:font-style="normal" fo:font-weight="normal" officeooo:rsid="0012984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2" style:family="text">
      <style:text-properties style:use-window-font-color="true" loext:opacity="0%" style:font-name="Times New Roman" fo:font-size="12pt" fo:language="fr" fo:country="FR" fo:font-style="normal" fo:font-weight="normal" officeooo:rsid="001475f9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3" style:family="text">
      <style:text-properties style:use-window-font-color="true" loext:opacity="0%" style:font-name="Times New Roman" fo:font-size="12pt" fo:language="fr" fo:country="FR" fo:font-style="normal" fo:font-weight="normal" officeooo:rsid="00160eb5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4" style:family="text">
      <style:text-properties style:use-window-font-color="true" loext:opacity="0%" style:font-name="Times New Roman" fo:font-size="12pt" fo:language="fr" fo:country="FR" fo:font-style="normal" fo:font-weight="normal" officeooo:rsid="001d0a1f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5" style:family="text">
      <style:text-properties style:use-window-font-color="true" loext:opacity="0%" style:font-name="Times New Roman" fo:font-size="12pt" fo:language="fr" fo:country="FR" fo:font-style="normal" fo:font-weight="normal" officeooo:rsid="000dc561" style:font-name-asian="Times New Roman" style:font-size-asian="12pt" style:font-style-asian="normal" style:font-weight-asian="normal" style:font-name-complex="Times New Roman" style:font-size-complex="10pt"/>
    </style:style>
    <style:style style:name="T26" style:family="text">
      <style:text-properties style:use-window-font-color="true" loext:opacity="0%" style:font-name="Times New Roman" fo:font-size="12pt" fo:language="fr" fo:country="FR" fo:font-style="normal" fo:font-weight="normal" officeooo:rsid="00124079" style:font-name-asian="Times New Roman" style:font-size-asian="12pt" style:font-style-asian="normal" style:font-weight-asian="normal" style:font-name-complex="Times New Roman" style:font-size-complex="10pt"/>
    </style:style>
    <style:style style:name="T27" style:family="text">
      <style:text-properties style:use-window-font-color="true" loext:opacity="0%" style:font-name="Times New Roman" fo:font-size="12pt" fo:language="fr" fo:country="FR" fo:font-style="normal" fo:font-weight="normal" officeooo:rsid="00160eb5" style:font-name-asian="Times New Roman" style:font-size-asian="12pt" style:font-style-asian="normal" style:font-weight-asian="normal" style:font-name-complex="Times New Roman" style:font-size-complex="10pt"/>
    </style:style>
    <style:style style:name="T28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0f015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9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12984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30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179303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31" style:family="text">
      <style:text-properties style:use-window-font-color="true" loext:opacity="0%" style:font-name="Times New Roman" fo:font-size="12pt" fo:language="fr" fo:country="FR" fo:font-style="italic" fo:font-weight="normal" officeooo:rsid="001475f9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T32" style:family="text">
      <style:text-properties style:use-window-font-color="true" loext:opacity="0%" style:font-name="Times New Roman" fo:language="fr" fo:country="FR" fo:font-style="normal" fo:font-weight="normal" officeooo:rsid="00160eb5" style:font-name-asian="Times New Roman" style:font-style-asian="normal" style:font-weight-asian="normal" style:font-name-complex="Times New Roman" style:font-size-complex="10pt" style:font-style-complex="normal" style:font-weight-complex="normal"/>
    </style:style>
    <style:style style:name="T33" style:family="text">
      <style:text-properties style:use-window-font-color="true" loext:opacity="0%" style:font-name="Times New Roman" fo:language="fr" fo:country="FR" fo:font-style="normal" fo:font-weight="normal" officeooo:rsid="00179303" style:font-name-asian="Times New Roman" style:font-style-asian="normal" style:font-weight-asian="normal" style:font-name-complex="Times New Roman" style:font-size-complex="10pt" style:font-style-complex="normal" style:font-weight-complex="normal"/>
    </style:style>
    <style:style style:name="T34" style:family="text">
      <style:text-properties style:text-underline-style="none" officeooo:rsid="0001da38"/>
    </style:style>
    <style:style style:name="T35" style:family="text">
      <style:text-properties officeooo:rsid="00122ece"/>
    </style:style>
    <style:style style:name="T36" style:family="text">
      <style:text-properties officeooo:rsid="00160eb5"/>
    </style:style>
    <style:style style:name="T37" style:family="text">
      <style:text-properties officeooo:rsid="001d0a1f"/>
    </style:style>
    <style:style style:name="T38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/>
            <text:p text:style-name="P28">STAGE ANR MARITEM</text:p>
            <text:p text:style-name="P28">ENC M2 TNAH</text:p>
            <text:p text:style-name="P18"/>
            <text:p text:style-name="P18"/>
          </table:table-cell>
          <table:table-cell table:style-name="Table1.B1" office:value-type="string">
            <text:p text:style-name="P19"/>
            <text:p text:style-name="P20"/>
            <text:p text:style-name="P21">C.R. REUNION <text:span text:style-name="T35">3</text:span></text:p>
          </table:table-cell>
          <table:table-cell table:style-name="Table1.C1" table:number-columns-spanned="2" office:value-type="string">
            <text:p text:style-name="P23"/>
            <text:p text:style-name="P22">Date<text:tab/>: <text:span text:style-name="T35">23</text:span>/0<text:span text:style-name="T17">3</text:span>/20<text:span text:style-name="T17">21</text:span></text:p>
            <text:p text:style-name="P22">Auteur<text:tab/>: <text:span text:style-name="T17">Pierre </text:span>Tuloup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p text:style-name="P24"/>
            <text:p text:style-name="Standard"><text:span text:style-name="T2">Participants</text:span><text:span text:style-name="T1"> :</text:span><text:tab/></text:p>
            <text:p text:style-name="P30">Mme Chaillou-Amadieu, Mr Tuloup</text:p>
            <text:p text:style-name="P29"/>
          </table:table-cell>
          <table:covered-table-cell/>
          <table:covered-table-cell/>
          <table:table-cell table:style-name="Table1.D2" office:value-type="string">
            <text:p text:style-name="P26"/>
          </table:table-cell>
        </table:table-row>
        <table:table-row table:style-name="Table1.3">
          <table:table-cell table:style-name="Table1.A3" table:number-columns-spanned="4" office:value-type="string">
            <text:p text:style-name="P2"><text:span text:style-name="T18">Objectif</text:span><text:span text:style-name="T16"> : </text:span><text:span text:style-name="T26">Notations musicales et textuelles du Manuscrit du Roi, </text:span><text:span text:style-name="T27">travail avec la tradition pour une édition à couches.</text:span></text:p>
            <text:p text:style-name="P3"><text:span text:style-name="T25">Prochaine réunion : </text:span><text:span text:style-name="T26">30/03/2021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4"/>
            <text:p text:style-name="P7"><text:span text:style-name="T3">Résumé</text:span><text:span text:style-name="T6"> :</text:span></text:p>
            <text:p text:style-name="P8"><text:span text:style-name="T19">- </text:span><text:span text:style-name="T20">Echanges relatifs à la tradition musicale et à son évolution. MONODI+ permet notamment de noter la musique non mensurale par indication rythmique.</text:span></text:p>
            <text:p text:style-name="P16">- La musique est pensée en fonction du texte, et le texte fait partie de la notation musicale. La musique française évolue au XIIIe siècle, on y développe le système franconien.</text:p>
            <text:p text:style-name="P13">- Bases de données sur les troubadours (Sapienza, Rome) : bedt.it</text:p>
            <text:p text:style-name="P8"><text:span text:style-name="T21">- Différences majeures entre les troubadours et les trouvères : répétitions musicales chez les trouvères, cadences différentes (ouvertes/fermées) </text:span><text:span text:style-name="T22">vs </text:span><text:span text:style-name="T31">oda continua</text:span><text:span text:style-name="T22"> chez les troubadours.</text:span></text:p>
            <text:p text:style-name="P8"><text:span text:style-name="T9">- Consultation d’un manuel d’encodage MEI disponible à l’adresse </text:span><text:a xlink:type="simple" xlink:href="https://polenord.ch/" text:style-name="Internet_20_link" text:visited-style-name="Visited_20_Internet_20_Link"><text:span text:style-name="T9">https://polenord.ch/</text:span></text:a><text:span text:style-name="T9"> </text:span><text:span text:style-name="T10">pour les points, les mélismes et les hampes.</text:span></text:p>
            <text:p text:style-name="P11"><text:span text:style-name="T5">R</text:span><text:span text:style-name="T4">emarques</text:span><text:span text:style-name="T7"> </text:span><text:span text:style-name="T15">:</text:span><text:span text:style-name="T8"> </text:span></text:p>
            <text:p text:style-name="P12">- Les chansonniers rapportent une tradition antérieure (début XIIe siècle pour les troubadours et milieu XIIe siècle pour les trouvères).</text:p>
            <text:p text:style-name="P32"><text:span text:style-name="T22">- Cas du chansonnier Ain (occitan, début XIVe siècle) : mélodies copiées avec notation archaïque. </text:span><text:span text:style-name="T23">Pas d’informations sur les échanges culturels entre </text:span><text:span text:style-name="T24">espaces de tradition différente</text:span><text:span text:style-name="T23">. </text:span></text:p>
            <text:p text:style-name="P14">Notation adiastématique (pas sur la ligne) : déductions par tradition orale, chant et mouvement vocal.</text:p>
            <text:p text:style-name="P15">Notes avec hampe : longue ; et sans hampe : brève et semi-brève. Mélodies ornées au tempo moins fluide. MONODI+ ne permet pas l’interprétation.</text:p>
            <text:p text:style-name="P6"><text:span text:style-name="T32">Sources indirectes pour les instruments : </text:span><text:span text:style-name="T33">Perdigon indique vièles, tambourins, harpe, psaltérion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5"><text:span text:style-name="T17">Actions </text:span><text:span text:style-name="T34">:</text:span></text:p>
            <text:p text:style-name="P9"><text:span text:style-name="T12">- <text:s/></text:span><text:span text:style-name="T29">Inclusion des schémas métriques ainsi que de la forme mélodique dans l’ODD.</text:span></text:p>
            <text:p text:style-name="P10"><text:span text:style-name="T29">- </text:span><text:span text:style-name="T30">Consultation des sites Verovio (</text:span><text:a xlink:type="simple" xlink:href="https://www.verovio.org/index.xhtml" text:style-name="Internet_20_link" text:visited-style-name="Visited_20_Internet_20_Link">https://www.verovio.org/index.xhtml</text:a><text:span text:style-name="T30">), LilyPound (</text:span><text:a xlink:type="simple" xlink:href="http://lilypond.org/index.fr.html" text:style-name="Internet_20_link" text:visited-style-name="Visited_20_Internet_20_Link">http://lilypond.org/index.fr.html</text:a><text:span text:style-name="T30">)</text:span></text:p>
            <text:p text:style-name="P9"><text:span text:style-name="T30">- Prendre exemple sur la Database Lyrik des Deutschen Mittelalters (</text:span><text:a xlink:type="simple" xlink:href="http://www.ldm-digital.de/lieder.php" text:style-name="Internet_20_link" text:visited-style-name="Visited_20_Internet_20_Link">http://www.ldm-digital.de/lieder.php</text:a><text:span text:style-name="T30">)</text:span></text:p>
            <text:p text:style-name="P17"><text:span text:style-name="T11">- T</text:span><text:span text:style-name="T13">ranscription musicale en MEI </text:span><text:span text:style-name="T28">avec l’aide</text:span><text:span text:style-name="T14"> d</text:span><text:span text:style-name="T13">es deux fichiers </text:span><text:span text:style-name="T14">test </text:span><text:span text:style-name="T13">J</text:span><text:span text:style-name="T14">SON transmis</text:span><text:span text:style-name="T13">.</text:span></text:p>
          </table:table-cell>
          <table:covered-table-cell/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1pt" style:text-underline-style="solid" style:text-underline-width="auto" style:text-underline-color="font-color" style:font-size-asian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style:font-size-asian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text-underline-style="solid" style:text-underline-width="auto" style:text-underline-color="font-color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ff0000" loext:opacity="100%" fo:font-size="12pt" style:text-underline-style="solid" style:text-underline-width="auto" style:text-underline-color="font-colo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1pt" style:text-underline-style="solid" style:text-underline-width="auto" style:text-underline-color="font-color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501cm" fo:margin-right="0.501cm" fo:line-height="150%" fo:text-align="justify" style:justify-single-word="false" fo:text-indent="0cm" style:auto-text-indent="false" fo:keep-with-next="always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Normal_20_centré" style:display-name="Normal centré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Definition_20_Term" style:display-name="Definition Term" style:family="paragraph" style:parent-style-name="Standard" style:next-style-name="Definition_20_List">
      <style:text-properties fo:font-size="12pt" style:font-size-asian="12pt" style:language-asian="fr" style:country-asian="FR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  <style:text-properties fo:font-size="12pt" style:font-size-asian="12pt" style:language-asian="fr" style:country-asian="FR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language-asian="fr" style:country-asian="FR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language-asian="fr" style:country-asian="FR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language-asian="fr" style:country-asian="FR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language-asian="fr" style:country-asian="FR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weight="bold" style:language-asian="fr" style:country-asian="FR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language-asian="fr" style:country-asian="FR" style:font-weight-asian="bold"/>
    </style:style>
    <style:style style:name="Adresse" style:family="paragraph" style:parent-style-name="Standard" style:next-style-name="Standard">
      <style:text-properties fo:font-size="12pt" fo:font-style="italic" style:font-size-asian="12pt" style:language-asian="fr" style:country-asian="FR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  <style:text-properties fo:font-size="12pt" style:font-size-asian="12pt" style:language-asian="fr" style:country-asian="FR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language-asian="fr" style:country-asian="FR" style:font-name-complex="Courier New" style:font-family-complex="'Courier New'" style:font-family-generic-complex="modern"/>
    </style:style>
    <style:style style:name="z-Bottom_20_of_20_Form" style:display-name="z-Bottom of Form" style:family="paragraph" style:next-style-name="Standard">
      <style:paragraph-properties fo:text-align="center" style:justify-single-word="false" fo:orphans="2" fo:widows="2" style:border-line-width-top="0.009cm 0.009cm 0.009cm" fo:padding="0cm" fo:border-left="none" fo:border-right="none" fo:border-top="0.74pt double #000000" fo:border-bottom="none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0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8z0" style:family="text"/>
    <style:style style:name="WW8Num9z0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 style:parent-style-name="Police_20_par_20_défaut">
      <style:text-properties style:text-position="super 58%"/>
    </style:style>
    <style:style style:name="Definition" style:family="text">
      <style:text-properties fo:font-style="italic" style:font-style-asian="italic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Keyboard" style:family="text"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Exe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ort" style:family="text">
      <style:text-properties fo:font-weight="bold" style:font-weight-asian="bold"/>
    </style:style>
    <style:style style:name="Machine_20_à_20_écrire" style:display-name="Machine à écrir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Variable" style:family="text">
      <style:text-properties fo:font-style="italic" style:font-style-asian="italic"/>
    </style:style>
    <style:style style:name="HTML_20_Markup" style:display-name="HTML Markup" style:family="text">
      <style:text-properties fo:color="#ff0000" loext:opacity="100%" text:display="none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7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text:span text:style-name="Page_20_Number">/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RECHERCHE AVANCEE</dc:title>
    <meta:initial-creator>RECHERCHE AVANCEE</meta:initial-creator>
    <meta:creation-date>2002-06-24T09:40:00</meta:creation-date>
    <dc:date>2021-03-24T13:19:13.401787618</dc:date>
    <meta:print-date>2002-06-11T10:46:00</meta:print-date>
    <meta:editing-cycles>15</meta:editing-cycles>
    <meta:editing-duration>PT6H30M19S</meta:editing-duration>
    <meta:generator>LibreOffice/7.0.3.1$MacOSX_X86_64 LibreOffice_project/d7547858d014d4cf69878db179d326fc3483e082</meta:generator>
    <meta:document-statistic meta:table-count="1" meta:image-count="0" meta:object-count="0" meta:page-count="1" meta:paragraph-count="27" meta:word-count="301" meta:character-count="2052" meta:non-whitespace-character-count="1774"/>
  </office:meta>
</office:document-meta>
</file>